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Body_20_Text_20_Indent">
      <style:paragraph-properties fo:line-height="200%" fo:text-align="start" style:justify-single-word="false" style:writing-mode="lr-tb"/>
      <style:text-properties officeooo:rsid="001710fc" officeooo:paragraph-rsid="001710fc" fo:background-color="#ffff00"/>
    </style:style>
    <style:style style:name="P2" style:family="paragraph" style:parent-style-name="Heading_20_2">
      <style:text-properties officeooo:paragraph-rsid="00151a2e" fo:background-color="#ffff00"/>
    </style:style>
    <style:style style:name="P3" style:family="paragraph" style:parent-style-name="Heading_20_3">
      <style:paragraph-properties fo:break-before="page"/>
      <style:text-properties officeooo:paragraph-rsid="00151a2e" fo:background-color="#ffff00"/>
    </style:style>
    <style:style style:name="P4" style:family="paragraph" style:parent-style-name="Heading_20_3">
      <style:text-properties officeooo:paragraph-rsid="00151a2e" fo:background-color="#ffff00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paragraph-rsid="00151a2e" fo:background-color="#ffff00"/>
    </style:style>
    <style:style style:name="P6" style:family="paragraph" style:parent-style-name="Text_20_body" style:list-style-name="L1">
      <style:text-properties officeooo:paragraph-rsid="00151a2e" fo:background-color="#ffff00"/>
    </style:style>
    <style:style style:name="P7" style:family="paragraph" style:parent-style-name="Text_20_body" style:list-style-name="L7">
      <style:paragraph-properties fo:margin-top="0in" fo:margin-bottom="0in" style:contextual-spacing="false"/>
      <style:text-properties officeooo:paragraph-rsid="00151a2e" fo:background-color="#ffff00"/>
    </style:style>
    <style:style style:name="P8" style:family="paragraph" style:parent-style-name="Text_20_body" style:list-style-name="L7">
      <style:text-properties officeooo:paragraph-rsid="00151a2e" fo:background-color="#ffff00"/>
    </style:style>
    <style:style style:name="P9" style:family="paragraph" style:parent-style-name="Text_20_body" style:list-style-name="L8">
      <style:paragraph-properties fo:margin-top="0in" fo:margin-bottom="0in" style:contextual-spacing="false"/>
      <style:text-properties officeooo:paragraph-rsid="00151a2e" fo:background-color="#ffff00"/>
    </style:style>
    <style:style style:name="P10" style:family="paragraph" style:parent-style-name="Text_20_body" style:list-style-name="L8">
      <style:text-properties officeooo:paragraph-rsid="00151a2e" fo:background-color="#ffff00"/>
    </style:style>
    <style:style style:name="P11" style:family="paragraph" style:parent-style-name="Text_20_body" style:list-style-name="L9">
      <style:paragraph-properties fo:margin-top="0in" fo:margin-bottom="0in" style:contextual-spacing="false"/>
      <style:text-properties officeooo:paragraph-rsid="00151a2e" fo:background-color="#ffff00"/>
    </style:style>
    <style:style style:name="P12" style:family="paragraph" style:parent-style-name="Text_20_body" style:list-style-name="L10">
      <style:paragraph-properties fo:margin-top="0in" fo:margin-bottom="0in" style:contextual-spacing="false"/>
      <style:text-properties officeooo:paragraph-rsid="00151a2e" fo:background-color="#ffff00"/>
    </style:style>
    <style:style style:name="P13" style:family="paragraph" style:parent-style-name="Text_20_body" style:list-style-name="L11">
      <style:text-properties officeooo:paragraph-rsid="00151a2e" fo:background-color="#ffff00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paragraph-rsid="00151a2e"/>
    </style:style>
    <style:style style:name="P15" style:family="paragraph" style:parent-style-name="Text_20_body" style:list-style-name="L7">
      <style:paragraph-properties fo:margin-top="0in" fo:margin-bottom="0in" style:contextual-spacing="false"/>
      <style:text-properties officeooo:paragraph-rsid="00151a2e"/>
    </style:style>
    <style:style style:name="P16" style:family="paragraph" style:parent-style-name="Text_20_body" style:list-style-name="L8">
      <style:paragraph-properties fo:margin-top="0in" fo:margin-bottom="0in" style:contextual-spacing="false"/>
      <style:text-properties officeooo:paragraph-rsid="00151a2e"/>
    </style:style>
    <style:style style:name="P17" style:family="paragraph" style:parent-style-name="Text_20_body" style:list-style-name="L9">
      <style:paragraph-properties fo:margin-top="0in" fo:margin-bottom="0in" style:contextual-spacing="false"/>
      <style:text-properties officeooo:paragraph-rsid="00151a2e"/>
    </style:style>
    <style:style style:name="P18" style:family="paragraph" style:parent-style-name="Text_20_body" style:list-style-name="L9">
      <style:text-properties officeooo:paragraph-rsid="00151a2e"/>
    </style:style>
    <style:style style:name="P19" style:family="paragraph" style:parent-style-name="Text_20_body" style:list-style-name="L10">
      <style:paragraph-properties fo:margin-top="0in" fo:margin-bottom="0in" style:contextual-spacing="false"/>
      <style:text-properties officeooo:paragraph-rsid="00151a2e"/>
    </style:style>
    <style:style style:name="P20" style:family="paragraph" style:parent-style-name="Text_20_body" style:list-style-name="L10">
      <style:text-properties officeooo:paragraph-rsid="00151a2e"/>
    </style:style>
    <style:style style:name="P21" style:family="paragraph" style:parent-style-name="Text_20_body">
      <style:text-properties officeooo:paragraph-rsid="00151a2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724c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Part 1: Why Did You Choose This Career? (1 page)</text:h>
      <text:list xml:id="list1871730955" text:style-name="L1">
        <text:list-item>
          <text:p text:style-name="P5">Introduction to career exploration and the value of finding a fitting career.</text:p>
          <text:list>
            <text:list-item>
              <text:p text:style-name="P14"><text:span text:style-name="Strong_20_Emphasis"><text:span text:style-name="T1">Reference</text:span></text:span><text:span text:style-name="T1">: "The field of computer science provides a foundational understanding of computational principles that are essential for innovation and problem-solving" (Aho &amp; Ullman, 1995).</text:span></text:p>
            </text:list-item>
          </text:list>
        </text:list-item>
        <text:list-item>
          <text:p text:style-name="P5">Background information about Dean.</text:p>
        </text:list-item>
        <text:list-item>
          <text:p text:style-name="P5">Thesis statement: Dean Gadberry is ideally suited for a career in Computer Science due to his exceptional problem-solving skills, self-motivation, and enthusiasm for innovation.</text:p>
        </text:list-item>
        <text:list-item>
          <text:p text:style-name="P5">Dean’s interest in Computer Science:</text:p>
          <text:list>
            <text:list-item>
              <text:p text:style-name="P5">Writing batch files at age 8</text:p>
            </text:list-item>
            <text:list-item>
              <text:p text:style-name="P5">High school coding class</text:p>
            </text:list-item>
            <text:list-item>
              <text:p text:style-name="P5">Classy Closets experience</text:p>
            </text:list-item>
            <text:list-item>
              <text:p text:style-name="P5">NCTC Computer Science tutoring position<text:span text:style-name="T2">ong</text:span></text:p>
            </text:list-item>
            <text:list-item>
              <text:p text:style-name="P14"><text:span text:style-name="Strong_20_Emphasis"><text:span text:style-name="T1">Reference</text:span></text:span><text:span text:style-name="T1">: "A solid approach to software engineering includes both theoretical and practical perspectives, ensuring a well-rounded skill set" (Pressman, 2009).</text:span></text:p>
            </text:list-item>
          </text:list>
        </text:list-item>
        <text:list-item>
          <text:p text:style-name="P6">Formative conversations with Taylor Voss, Jeff McDonald, Scott Chidester, and various online interactions.</text:p>
        </text:list-item>
      </text:list>
      <text:h text:style-name="P4" text:outline-level="3" text:is-list-header="true">Part 2: Job Description/Education Required (1-2 pages)</text:h>
      <text:list xml:id="list783216188" text:style-name="L7">
        <text:list-item>
          <text:p text:style-name="P7">Overview of Computer Science career options:</text:p>
          <text:list>
            <text:list-item>
              <text:p text:style-name="P15"><text:span text:style-name="Strong_20_Emphasis"><text:span text:style-name="T1">Web Development</text:span></text:span></text:p>
              <text:list>
                <text:list-item>
                  <text:p text:style-name="P7">Common role for Computer Science students</text:p>
                </text:list-item>
                <text:list-item>
                  <text:p text:style-name="P7">Full-Stack Development: HTML, CSS, JavaScript (React, Vue.js, Node.js), and Ruby</text:p>
                </text:list-item>
                <text:list-item>
                  <text:p text:style-name="P15"><text:span text:style-name="Strong_20_Emphasis"><text:span text:style-name="T1">Reference</text:span></text:span><text:span text:style-name="T1">: "Software engineering practices, such as those described in 'The Mythical Man-Month,' emphasize the importance of collaboration and iterative development" (Brooks, 1995).</text:span></text:p>
                </text:list-item>
              </text:list>
            </text:list-item>
            <text:list-item>
              <text:p text:style-name="P15"><text:span text:style-name="Strong_20_Emphasis"><text:span text:style-name="T1">Cyber Security</text:span></text:span></text:p>
              <text:list>
                <text:list-item>
                  <text:p text:style-name="P7">Network protocols, high-level management, exploits, zero-days, scripting, and architecture</text:p>
                </text:list-item>
                <text:list-item>
                  <text:p text:style-name="P15"><text:span text:style-name="Strong_20_Emphasis"><text:span text:style-name="T1">Reference</text:span></text:span><text:span text:style-name="T1">: "Understanding computer security requires a comprehensive approach, integrating both preventive measures and active defense strategies" (Bishop, 2003).</text:span></text:p>
                </text:list-item>
              </text:list>
            </text:list-item>
            <text:list-item>
              <text:p text:style-name="P15"><text:span text:style-name="Strong_20_Emphasis"><text:span text:style-name="T1">Integrated Software Development</text:span></text:span></text:p>
              <text:list>
                <text:list-item>
                  <text:p text:style-name="P7">Low-level programming (C, C++, Assembly), applications in vehicles, hand-held devices, household appliances, and industry-specific applications</text:p>
                </text:list-item>
                <text:list-item>
                  <text:p text:style-name="P15"><text:span text:style-name="Strong_20_Emphasis"><text:span text:style-name="T1">Reference</text:span></text:span><text:span text:style-name="T1">: "Proficiency in C++ programming is crucial for developing efficient and effective software solutions" (Deitel &amp; Deitel, 2011).</text:span></text:p>
                </text:list-item>
              </text:list>
            </text:list-item>
          </text:list>
        </text:list-item>
        <text:list-item>
          <text:p text:style-name="P7">Required skills and education:</text:p>
          <text:list>
            <text:list-item>
              <text:p text:style-name="P7">For Web Development: Familiarity with web technologies, coding languages, and frameworks</text:p>
            </text:list-item>
            <text:list-item>
              <text:p text:style-name="P7"><text:soft-page-break/>For Cyber Security: Understanding of network protocols, scripting, and attention to detail</text:p>
              <text:list>
                <text:list-item>
                  <text:p text:style-name="P15"><text:span text:style-name="Strong_20_Emphasis"><text:span text:style-name="T1">Reference</text:span></text:span><text:span text:style-name="T1">: "A deep understanding of network protocols and security measures is essential for any cybersecurity professional" (Gollmann, 2011).</text:span></text:p>
                </text:list-item>
              </text:list>
            </text:list-item>
            <text:list-item>
              <text:p text:style-name="P7">For Integrated Software Development: Knowledge of low-level programming, APIs, and documentation</text:p>
              <text:list>
                <text:list-item>
                  <text:p text:style-name="P15"><text:span text:style-name="Strong_20_Emphasis"><text:span text:style-name="T1">Reference</text:span></text:span><text:span text:style-name="T1">: "Comprehensive knowledge of network infrastructures and protocols is critical for effective system design and security" (Groth &amp; McBee, 2007).</text:span></text:p>
                </text:list-item>
              </text:list>
            </text:list-item>
          </text:list>
        </text:list-item>
        <text:list-item>
          <text:p text:style-name="P7">Industry-specific applications:</text:p>
          <text:list>
            <text:list-item>
              <text:p text:style-name="P7">Warehouse management systems</text:p>
            </text:list-item>
            <text:list-item>
              <text:p text:style-name="P8">Machines that produce various products</text:p>
            </text:list-item>
          </text:list>
        </text:list-item>
      </text:list>
      <text:h text:style-name="P4" text:outline-level="3" text:is-list-header="true">Part 3: A Day in the Life (1 page)</text:h>
      <text:list xml:id="list3220688622" text:style-name="L8">
        <text:list-item>
          <text:p text:style-name="P9">Typical daily tasks for each career option:</text:p>
          <text:list>
            <text:list-item>
              <text:p text:style-name="P16"><text:span text:style-name="Strong_20_Emphasis"><text:span text:style-name="T1">Web Development</text:span></text:span><text:span text:style-name="T1">: Coding, designing, testing, creating systems, and potentially acting as a Scrum Master</text:span></text:p>
            </text:list-item>
            <text:list-item>
              <text:p text:style-name="P16"><text:span text:style-name="Strong_20_Emphasis"><text:span text:style-name="T1">Cyber Security</text:span></text:span><text:span text:style-name="T1">: Monitoring networks, analyzing threats, scripting, and interacting with people</text:span></text:p>
            </text:list-item>
            <text:list-item>
              <text:p text:style-name="P16"><text:span text:style-name="Strong_20_Emphasis"><text:span text:style-name="T1">Integrated Software Development</text:span></text:span><text:span text:style-name="T1">: Coding, testing, integrating software into various devices and applications</text:span></text:p>
              <text:list>
                <text:list-item>
                  <text:p text:style-name="P16"><text:span text:style-name="Strong_20_Emphasis"><text:span text:style-name="T1">Reference</text:span></text:span><text:span text:style-name="T1">: "Effective software engineering practices ensure that systems are robust, scalable, and maintainable" (Sommerville, 2016).</text:span></text:p>
                </text:list-item>
              </text:list>
            </text:list-item>
          </text:list>
        </text:list-item>
        <text:list-item>
          <text:p text:style-name="P9">Alignment of Dean’s skills and interests with these tasks:</text:p>
          <text:list>
            <text:list-item>
              <text:p text:style-name="P9">Proven ability in web development through Classy Closets</text:p>
            </text:list-item>
            <text:list-item>
              <text:p text:style-name="P9">Attention to detail and enthusiasm for constant challenges in cyber security</text:p>
            </text:list-item>
            <text:list-item>
              <text:p text:style-name="P10">Problem-solving skills required for integrated software development</text:p>
            </text:list-item>
          </text:list>
        </text:list-item>
      </text:list>
      <text:h text:style-name="P4" text:outline-level="3" text:is-list-header="true">Part 4: Positives/Challenges in this Career (1 page)</text:h>
      <text:list xml:id="list3462193966" text:style-name="L9">
        <text:list-item>
          <text:p text:style-name="P11">Positives:</text:p>
          <text:list>
            <text:list-item>
              <text:p text:style-name="P11">Constant innovation and learning (Fireship, Hacker News)</text:p>
            </text:list-item>
            <text:list-item>
              <text:p text:style-name="P11">High demand and good salary prospects</text:p>
            </text:list-item>
            <text:list-item>
              <text:p text:style-name="P11">Opportunities for specialization and growth</text:p>
              <text:list>
                <text:list-item>
                  <text:p text:style-name="P17"><text:span text:style-name="Strong_20_Emphasis"><text:span text:style-name="T1">Reference</text:span></text:span><text:span text:style-name="T1">: "The performance of computer systems can be significantly enhanced through effective design and architecture" (Stallings, 2015).</text:span></text:p>
                </text:list-item>
              </text:list>
            </text:list-item>
          </text:list>
        </text:list-item>
        <text:list-item>
          <text:p text:style-name="P11">Challenges:</text:p>
          <text:list>
            <text:list-item>
              <text:p text:style-name="P11">Competitive job market for junior developers</text:p>
            </text:list-item>
            <text:list-item>
              <text:p text:style-name="P11">Need for continuous learning and adaptation</text:p>
            </text:list-item>
            <text:list-item>
              <text:p text:style-name="P11">High pressure and deadlines</text:p>
              <text:list>
                <text:list-item>
                  <text:p text:style-name="P17"><text:span text:style-name="Strong_20_Emphasis"><text:span text:style-name="T1">Reference</text:span></text:span><text:span text:style-name="T1">: "The increasing collection and analysis of data pose significant challenges and opportunities for cybersecurity" (Schneier, 2015).</text:span></text:p>
                </text:list-item>
              </text:list>
            </text:list-item>
            <text:list-item>
              <text:p text:style-name="P17"><text:span text:style-name="Strong_20_Emphasis"><text:span text:style-name="T1">Reference</text:span></text:span><text:span text:style-name="T1">: "The field of computer science is rapidly evolving, necessitating continuous learning to stay abreast of new technologies and methodologies" (Fireship, 2024).</text:span></text:p>
            </text:list-item>
            <text:list-item>
              <text:p text:style-name="P18"><text:soft-page-break/><text:span text:style-name="Strong_20_Emphasis"><text:span text:style-name="T1">Reference</text:span></text:span><text:span text:style-name="T1">: "Problem-solving is a critical skill in STEM and computing education, fostering innovative thinking and practical application" (Priemer et al., 2019).</text:span></text:p>
            </text:list-item>
          </text:list>
        </text:list-item>
      </text:list>
      <text:h text:style-name="P4" text:outline-level="3" text:is-list-header="true">Part 5: From Here to There (1 page)</text:h>
      <text:list xml:id="list4191374894" text:style-name="L10">
        <text:list-item>
          <text:p text:style-name="P12">Dean’s current qualifications and ongoing education:</text:p>
          <text:list>
            <text:list-item>
              <text:p text:style-name="P12">Active pursuit of a degree in Computer Science</text:p>
            </text:list-item>
            <text:list-item>
              <text:p text:style-name="P12">Past experience in programming and tutoring</text:p>
            </text:list-item>
          </text:list>
        </text:list-item>
        <text:list-item>
          <text:p text:style-name="P12">Steps Dean is taking to achieve his career goals:</text:p>
          <text:list>
            <text:list-item>
              <text:p text:style-name="P12">Continuing education and gaining relevant experience</text:p>
            </text:list-item>
            <text:list-item>
              <text:p text:style-name="P12">Networking and staying updated with industry trends</text:p>
            </text:list-item>
            <text:list-item>
              <text:p text:style-name="P12">Utilizing Google and asking questions to learn new processes</text:p>
            </text:list-item>
          </text:list>
        </text:list-item>
        <text:list-item>
          <text:p text:style-name="P12">Reaffirmation of thesis: Dean Gadberry is on the path to a successful career in Computer Science due to his exceptional skills and determination.</text:p>
          <text:list>
            <text:list-item>
              <text:p text:style-name="P19"><text:span text:style-name="Strong_20_Emphasis"><text:span text:style-name="T1">Reference</text:span></text:span><text:span text:style-name="T1">: "The field of computer science provides a foundational understanding of computational principles that are essential for innovation and problem-solving" (Aho &amp; Ullman, 1995).</text:span></text:p>
            </text:list-item>
            <text:list-item>
              <text:p text:style-name="P20"><text:span text:style-name="Strong_20_Emphasis"><text:span text:style-name="T1">Reference</text:span></text:span><text:span text:style-name="T1">: "To succeed in computer science, one must be a continuous learner, always adapting to new tools and environments" (Raymond, 2001).</text:span></text:p>
            </text:list-item>
          </text:list>
        </text:list-item>
      </text:list>
      <text:h text:style-name="P2" text:outline-level="2" text:is-list-header="true">Reference Page</text:h>
      <text:list xml:id="list1770997558" text:style-name="L11">
        <text:list-item>
          <text:p text:style-name="P13">List all references in APA format:</text:p>
        </text:list-item>
      </text:list>
      <text:h text:style-name="P4" text:outline-level="3" text:is-list-header="true">References</text:h>
      <text:p text:style-name="P21"><text:span text:style-name="T1">Aho, A. V., &amp; Ullman, J. D. (1995). </text:span><text:span text:style-name="Emphasis"><text:span text:style-name="T1">Foundations of Computer Science</text:span></text:span><text:span text:style-name="T1">. W. H. Freeman.</text:span></text:p>
      <text:p text:style-name="P21"><text:span text:style-name="T1">Bishop, M. (2003). </text:span><text:span text:style-name="Emphasis"><text:span text:style-name="T1">Computer Security: Art and Science</text:span></text:span><text:span text:style-name="T1">. Addison-Wesley.</text:span></text:p>
      <text:p text:style-name="P21"><text:span text:style-name="T1">Brooks, F. P. (1995). </text:span><text:span text:style-name="Emphasis"><text:span text:style-name="T1">The Mythical Man-Month: Essays on Software Engineering</text:span></text:span><text:span text:style-name="T1">. Addison-Wesley.</text:span></text:p>
      <text:p text:style-name="P21"><text:span text:style-name="T1">Deitel, P., &amp; Deitel, H. (2011). </text:span><text:span text:style-name="Emphasis"><text:span text:style-name="T1">C++ How to Program</text:span></text:span><text:span text:style-name="T1"> (8th ed.). Prentice Hall.</text:span></text:p>
      <text:p text:style-name="P21"><text:span text:style-name="T1">Fireship. (2024, June 20). The Code Report [Playlist]. YouTube. </text:span><text:a xlink:type="simple" xlink:href="https://youtube.com/playlist?list=PL0vfts4VzfNjnYhJMfTulea5McZbQLM7G&amp;si=OwfiXwVbgY_vvSt8" office:target-frame-name="_new" xlink:show="replace" text:style-name="Internet_20_link" text:visited-style-name="Visited_20_Internet_20_Link"><text:span text:style-name="T1">https://youtube.com/playlist?list=PL0vfts4VzfNjnYhJMfTulea5McZbQLM7G&amp;si=OwfiXwVbgY_vvSt8</text:span></text:a></text:p>
      <text:p text:style-name="P21"><text:span text:style-name="T1">Gollmann, D. (2011). </text:span><text:span text:style-name="Emphasis"><text:span text:style-name="T1">Computer Security</text:span></text:span><text:span text:style-name="T1"> (3rd ed.). Wiley.</text:span></text:p>
      <text:p text:style-name="P21"><text:span text:style-name="T1">Groth, D. P., &amp; McBee, J. D. (2007). </text:span><text:span text:style-name="Emphasis"><text:span text:style-name="T1">Network+ Guide to Networks</text:span></text:span><text:span text:style-name="T1"> (4th ed.). Course Technology.</text:span></text:p>
      <text:p text:style-name="P21"><text:span text:style-name="T1">Pressman, R. S. (2009). </text:span><text:span text:style-name="Emphasis"><text:span text:style-name="T1">Software Engineering: A Practitioner's Approach</text:span></text:span><text:span text:style-name="T1"> (7th ed.). McGraw-Hill.</text:span></text:p>
      <text:p text:style-name="P21"><text:span text:style-name="T1">Priemer, B., Eilerts, K., Filler, A., Pinkwart, N., Rösken-Winter, B., Tiemann, R., &amp; Zu Belzen, A. U. (2019). A framework to foster problem-solving in STEM and computing education. </text:span><text:span text:style-name="Emphasis"><text:span text:style-name="T1">Research in Science &amp; Technological Education</text:span></text:span><text:span text:style-name="T1">, 38(1), 105–130. </text:span><text:a xlink:type="simple" xlink:href="https://doi.org/10.1080/02635143.2019.1600490" office:target-frame-name="_new" xlink:show="replace" text:style-name="Internet_20_link" text:visited-style-name="Visited_20_Internet_20_Link"><text:span text:style-name="T1">https://doi.org/10.1080/02635143.2019.1600490</text:span></text:a></text:p>
      <text:p text:style-name="P21"><text:span text:style-name="T1">Raymond, E. S. (2001). How To Become A Hacker. Eric S. Raymond’s Home Page. </text:span><text:a xlink:type="simple" xlink:href="http://www.catb.org/~esr/faqs/hacker-howto.html" office:target-frame-name="_new" xlink:show="replace" text:style-name="Internet_20_link" text:visited-style-name="Visited_20_Internet_20_Link"><text:span text:style-name="T1">http://www.catb.org/~esr/faqs/hacker-howto.html</text:span></text:a></text:p>
      <text:p text:style-name="P21"><text:soft-page-break/><text:span text:style-name="T1">Schneier, B. (2015). </text:span><text:span text:style-name="Emphasis"><text:span text:style-name="T1">Data and Goliath: The Hidden Battles to Collect Your Data and Control Your World</text:span></text:span><text:span text:style-name="T1">. W. W. Norton &amp; Company.</text:span></text:p>
      <text:p text:style-name="P21"><text:span text:style-name="T1">Sommerville, I. (2016). </text:span><text:span text:style-name="Emphasis"><text:span text:style-name="T1">Software Engineering</text:span></text:span><text:span text:style-name="T1"> (10th ed.). Pearson.</text:span></text:p>
      <text:p text:style-name="P21"><text:span text:style-name="T1">Stallings, W. (2015). </text:span><text:span text:style-name="Emphasis"><text:span text:style-name="T1">Computer Organization and Architecture: Designing for Performance</text:span></text:span><text:span text:style-name="T1"> (10th ed.). Pearson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ody_20_Text_20_Indent" style:display-name="Body Text Indent" style:family="paragraph" style:parent-style-name="Text_20_body">
      <style:paragraph-properties fo:margin-left="0in" fo:margin-right="0in" fo:text-indent="0.196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9:58:22.390663722</meta:creation-date>
    <dc:date>2024-06-29T21:07:31.071223035</dc:date>
    <meta:editing-duration>PT59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83" meta:word-count="949" meta:character-count="6758" meta:non-whitespace-character-count="5956"/>
  </office:meta>
</office:document-meta>
</file>